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3000001AC9E31E81628757137.png" manifest:media-type="image/png"/>
  <manifest:file-entry manifest:full-path="Pictures/10000000000000ED000000D50F26FCD935AC1ECB.png" manifest:media-type="image/png"/>
  <manifest:file-entry manifest:full-path="Pictures/10000201000002800000022DC3DA97C61DAED204.png" manifest:media-type="image/png"/>
  <manifest:file-entry manifest:full-path="Pictures/100002010000020000000200013BF7AAFF8DC6F6.png" manifest:media-type="image/png"/>
  <manifest:file-entry manifest:full-path="Pictures/1000020100000200000002005A7F5491AD8D338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1.851cm" svg:height="1.851cm" svg:x="12.049cm" svg:y="7.1cm">
          <draw:image xlink:href="Pictures/1000020100000200000002005A7F5491AD8D3382.png" xlink:type="simple" xlink:show="embed" xlink:actuate="onLoad" loext:mime-type="image/png">
            <text:p/>
          </draw:image>
        </draw:frame>
        <draw:frame draw:style-name="gr1" draw:text-style-name="P1" xml:id="id3" draw:id="id3" draw:layer="layout" svg:width="2.042cm" svg:height="2.042cm" svg:x="7.1cm" svg:y="7cm">
          <draw:image xlink:href="Pictures/100002010000020000000200013BF7AAFF8DC6F6.png" xlink:type="simple" xlink:show="embed" xlink:actuate="onLoad" loext:mime-type="image/png">
            <text:p/>
          </draw:image>
        </draw:frame>
        <draw:frame draw:style-name="gr1" draw:text-style-name="P1" xml:id="id1" draw:id="id1" draw:layer="layout" svg:width="2.104cm" svg:height="1.831cm" svg:x="3.032cm" svg:y="4.069cm">
          <draw:image xlink:href="Pictures/10000201000002800000022DC3DA97C61DAED204.png" xlink:type="simple" xlink:show="embed" xlink:actuate="onLoad" loext:mime-type="image/png">
            <text:p/>
          </draw:image>
        </draw:frame>
        <draw:frame draw:style-name="gr1" draw:text-style-name="P1" xml:id="id2" draw:id="id2" draw:layer="layout" svg:width="2.093cm" svg:height="1.881cm" svg:x="7cm" svg:y="12.019cm">
          <draw:image xlink:href="Pictures/10000000000000ED000000D50F26FCD935AC1ECB.png" xlink:type="simple" xlink:show="embed" xlink:actuate="onLoad" loext:mime-type="image/png">
            <text:p/>
          </draw:image>
        </draw:frame>
        <draw:frame draw:style-name="gr1" draw:text-style-name="P1" xml:id="id5" draw:id="id5" draw:layer="layout" svg:width="1.851cm" svg:height="1.851cm" svg:x="12.049cm" svg:y="12.049cm">
          <draw:image xlink:href="Pictures/1000020100000200000002005A7F5491AD8D3382.png" xlink:type="simple" xlink:show="embed" xlink:actuate="onLoad" loext:mime-type="image/png">
            <text:p/>
          </draw:image>
        </draw:frame>
        <draw:frame draw:style-name="gr2" draw:text-style-name="P2" draw:layer="layout" svg:width="2.263cm" svg:height="0.962cm" svg:x="11.837cm" svg:y="6.238cm">
          <draw:text-box>
            <text:p>MySql</text:p>
          </draw:text-box>
        </draw:frame>
        <draw:frame draw:style-name="gr2" draw:text-style-name="P2" draw:layer="layout" svg:width="3.139cm" svg:height="0.962cm" svg:x="11.3cm" svg:y="11.138cm">
          <draw:text-box>
            <text:p>Mongodb</text:p>
          </draw:text-box>
        </draw:frame>
        <draw:connector draw:style-name="gr3" draw:text-style-name="P1" draw:layer="layout" svg:x1="4.084cm" svg:y1="5.9cm" svg:x2="7cm" svg:y2="12.959cm" draw:start-shape="id1" draw:start-glue-point="2" draw:end-shape="id2" draw:end-glue-point="3" svg:d="M4084 5900v7059h2916" svg:viewBox="0 0 2917 7060">
          <text:p/>
        </draw:connector>
        <draw:connector draw:style-name="gr3" draw:text-style-name="P1" draw:layer="layout" svg:x1="4.086cm" svg:y1="8.038cm" svg:x2="7.1cm" svg:y2="8.021cm" draw:end-shape="id3" draw:end-glue-point="3" svg:d="M4086 8038h1257v-17h1757" svg:viewBox="0 0 3015 18">
          <text:p/>
        </draw:connector>
        <draw:connector draw:style-name="gr3" draw:text-style-name="P1" draw:layer="layout" svg:x1="9.142cm" svg:y1="8.021cm" svg:x2="12.049cm" svg:y2="8.025cm" draw:start-shape="id3" draw:start-glue-point="1" draw:end-shape="id4" draw:end-glue-point="3" svg:d="M9142 8021h1454v4h1453" svg:viewBox="0 0 2908 5">
          <text:p/>
        </draw:connector>
        <draw:connector draw:style-name="gr3" draw:text-style-name="P1" draw:layer="layout" svg:x1="9.093cm" svg:y1="12.959cm" svg:x2="12.049cm" svg:y2="12.974cm" draw:start-shape="id2" draw:start-glue-point="1" draw:end-shape="id5" draw:end-glue-point="3" svg:d="M9093 12959h1478v15h1478" svg:viewBox="0 0 2957 16">
          <text:p/>
        </draw:connector>
        <draw:line draw:style-name="gr4" draw:text-style-name="P3" draw:layer="layout" svg:x1="2.1cm" svg:y1="3cm" svg:x2="2.2cm" svg:y2="15.2cm">
          <text:p/>
        </draw:line>
        <draw:line draw:style-name="gr4" draw:text-style-name="P3" draw:layer="layout" svg:x1="2.2cm" svg:y1="15cm" svg:x2="15cm" svg:y2="15.1cm">
          <text:p/>
        </draw:line>
        <draw:line draw:style-name="gr4" draw:text-style-name="P3" draw:layer="layout" svg:x1="2cm" svg:y1="3cm" svg:x2="15.1cm" svg:y2="3.1cm">
          <text:p/>
        </draw:line>
        <draw:line draw:style-name="gr4" draw:text-style-name="P3" draw:layer="layout" svg:x1="15cm" svg:y1="3cm" svg:x2="15cm" svg:y2="15.1cm">
          <text:p/>
        </draw:line>
        <draw:frame draw:style-name="gr1" draw:text-style-name="P1" draw:layer="layout" svg:width="1.374cm" svg:height="1.821cm" svg:x="13.426cm" svg:y="1.079cm">
          <draw:image xlink:href="Pictures/1000020100000143000001AC9E31E81628757137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1T17:39:21.677368856</meta:creation-date>
    <dc:date>2022-05-01T18:05:15.760889210</dc:date>
    <meta:editing-duration>PT5M43S</meta:editing-duration>
    <meta:editing-cycles>1</meta:editing-cycles>
    <meta:document-statistic meta:object-count="16"/>
    <meta:generator>LibreOffice/6.4.7.2$Linux_X86_64 LibreOffice_project/40$Build-2</meta:generator>
  </office:meta>
</office:document-meta>
</file>